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558d" officeooo:paragraph-rsid="0008558d"/>
    </style:style>
    <style:style style:name="P2" style:family="paragraph" style:parent-style-name="Standard">
      <style:text-properties officeooo:rsid="0008558d" officeooo:paragraph-rsid="000afc8f"/>
    </style:style>
    <style:style style:name="P3" style:family="paragraph" style:parent-style-name="Standard">
      <style:text-properties style:text-underline-style="solid" style:text-underline-width="auto" style:text-underline-color="font-color" officeooo:rsid="0008558d" officeooo:paragraph-rsid="0008558d"/>
    </style:style>
    <style:style style:name="P4" style:family="paragraph" style:parent-style-name="Standard">
      <style:text-properties officeooo:rsid="00099c98" officeooo:paragraph-rsid="00099c98"/>
    </style:style>
    <style:style style:name="P5" style:family="paragraph" style:parent-style-name="Standard">
      <style:text-properties officeooo:rsid="000afc8f" officeooo:paragraph-rsid="000afc8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fc8f"/>
    </style:style>
    <style:style style:name="T3" style:family="text">
      <style:text-properties officeooo:rsid="000ce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s/>Number(null) = 0;</text:p>
      <text:p text:style-name="P1">Number(undefined) = NaN;</text:p>
      <text:p text:style-name="P1">Boolean(“0”) = true;</text:p>
      <text:p text:style-name="P1">Boolean(‘ ‘) = false;</text:p>
      <text:p text:style-name="P1"/>
      <text:p text:style-name="P1">2.</text:p>
      <text:p text:style-name="P1">2, -1, 1, 1</text:p>
      <text:p text:style-name="P1"/>
      <text:p text:style-name="P1">3.</text:p>
      <text:p text:style-name="P1"/>
      <text:p text:style-name="P1">4.</text:p>
      <text:p text:style-name="P3">?? operator</text:p>
      <text:p text:style-name="P1">const numOfGuests = 0 || 10;</text:p>
      <text:p text:style-name="P2">numOfGuests will return 10 but say if I actually wanted 0 because in this case its a number.</text:p>
      <text:p text:style-name="P2"><text:span text:style-name="T2">Then you would do</text:span> this: <text:s/>const numOfGuests = 0 ?? 10;</text:p>
      <text:p text:style-name="P1">?? operator works for nullish values (null and undefined) not falsey values.</text:p>
      <text:p text:style-name="P1"/>
      <text:p text:style-name="P1"><text:span text:style-name="T1">!! operator</text:span> </text:p>
      <text:p text:style-name="P1">Is a shorthand way to convert any value to a boolean.</text:p>
      <text:p text:style-name="P1">const value = ‘ ‘;</text:p>
      <text:p text:style-name="P1">const output = value = !!value;</text:p>
      <text:p text:style-name="P5">console.log(output) //false</text:p>
      <text:p text:style-name="P1"><text:tab/></text:p>
      <text:p text:style-name="P4">5. <text:span text:style-name="T3">b</text:span>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3T15:54:26.523713209</meta:creation-date>
    <dc:date>2021-02-23T21:14:24.430392352</dc:date>
    <meta:editing-duration>PT33M49S</meta:editing-duration>
    <meta:editing-cycles>3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21" meta:word-count="98" meta:character-count="508" meta:non-whitespace-character-count="426"/>
  </office:meta>
</office:document-meta>
</file>